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roman"/>
    <style:font-face style:name="Ubuntu1"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text:number-lines="true" text:line-number="0"/>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7"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8" style:family="paragraph" style:parent-style-name="Footnote">
      <style:paragraph-properties text:number-lines="false" text:line-number="0"/>
    </style:style>
    <style:style style:name="P9" style:family="paragraph" style:parent-style-name="Footnote">
      <style:paragraph-properties text:number-lines="false" text:line-number="0"/>
      <style:text-properties officeooo:paragraph-rsid="001c4272"/>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text:number-lines="true" text:line-number="0"/>
    </style:style>
    <style:style style:name="P13" style:family="paragraph" style:parent-style-name="Standard">
      <style:paragraph-properties text:number-lines="true" text:line-number="0"/>
    </style:style>
    <style:style style:name="P14" style:family="paragraph" style:parent-style-name="Table_20_Contents">
      <style:paragraph-properties fo:margin-top="0in" fo:margin-bottom="0in" style:contextual-spacing="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7" style:family="paragraph" style:parent-style-name="Table_20_Contents">
      <style:paragraph-properties fo:margin-top="0in" fo:margin-bottom="0in" style:contextual-spacing="false" fo:text-align="center" style:justify-single-word="false"/>
      <style:text-properties fo:font-weight="bold" officeooo:rsid="001a8842" officeooo:paragraph-rsid="001a8842" style:font-weight-asian="bold" style:font-weight-complex="bold"/>
    </style:style>
    <style:style style:name="P18" style:family="paragraph" style:parent-style-name="Table_20_Contents">
      <style:paragraph-properties fo:margin-top="0in" fo:margin-bottom="0in" style:contextual-spacing="false" fo:text-align="center" style:justify-single-word="false"/>
      <style:text-properties officeooo:rsid="001a8842" officeooo:paragraph-rsid="001a8842"/>
    </style:style>
    <style:style style:name="P19" style:family="paragraph" style:parent-style-name="Table_20_Contents">
      <style:paragraph-properties fo:margin-top="0in" fo:margin-bottom="0in" style:contextual-spacing="false" fo:text-align="center" style:justify-single-word="false"/>
      <style:text-properties officeooo:rsid="001c4272" officeooo:paragraph-rsid="001c4272"/>
    </style:style>
    <style:style style:name="P20" style:family="paragraph" style:parent-style-name="Table_20_Heading">
      <style:paragraph-properties fo:margin-top="0in" fo:margin-bottom="0in" style:contextual-spacing="false"/>
    </style:style>
    <style:style style:name="P21" style:family="paragraph" style:parent-style-name="Table_20_Heading">
      <style:paragraph-properties fo:margin-top="0in" fo:margin-bottom="0in" style:contextual-spacing="false" fo:text-align="center" style:justify-single-word="false"/>
    </style:style>
    <style:style style:name="P22" style:family="paragraph" style:parent-style-name="Table_20_Heading">
      <style:paragraph-properties fo:margin-top="0in" fo:margin-bottom="0in" style:contextual-spacing="false" fo:text-align="center" style:justify-single-word="false"/>
      <style:text-properties officeooo:rsid="001c4272"/>
    </style:style>
    <style:style style:name="P23" style:family="paragraph" style:parent-style-name="Table_20_Heading">
      <style:paragraph-properties fo:margin-top="0in" fo:margin-bottom="0in" style:contextual-spacing="false" fo:text-align="center" style:justify-single-word="false"/>
      <style:text-properties officeooo:rsid="001c4272" officeooo:paragraph-rsid="001c4272"/>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Table_20_Contents">
      <style:paragraph-properties fo:break-before="page"/>
    </style:style>
    <style:style style:name="P26"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7" style:family="paragraph" style:parent-style-name="Footnote">
      <style:text-properties officeooo:rsid="001c4272" officeooo:paragraph-rsid="001c4272"/>
    </style:style>
    <style:style style:name="P28" style:family="paragraph" style:parent-style-name="Table_20_Contents">
      <style:paragraph-properties fo:margin-left="0in" fo:margin-right="-0.0043in" fo:margin-top="0in" fo:margin-bottom="0in" style:contextual-spacing="false" fo:text-align="start" style:justify-single-word="false" fo:text-indent="0in" style:auto-text-indent="false"/>
      <style:text-properties officeooo:paragraph-rsid="001c4272"/>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Standard" style:list-style-name="L6"/>
    <style:style style:name="P33" style:family="paragraph" style:parent-style-name="Standard" style:list-style-name="L6">
      <style:text-properties style:font-name="Times New Roman"/>
    </style:style>
    <style:style style:name="P34" style:family="paragraph" style:parent-style-name="Standard" style:list-style-name="L7"/>
    <style:style style:name="P35" style:family="paragraph" style:parent-style-name="Standard">
      <style:text-properties fo:color="#000000" style:font-name="Times New Roman" fo:font-size="12pt" fo:font-weight="normal" style:font-weight-asian="normal" style:font-weight-complex="normal"/>
    </style:style>
    <style:style style:name="P36" style:family="paragraph" style:parent-style-name="Heading_20_1" style:master-page-name="First_20_Page">
      <style:paragraph-properties style:page-number="auto"/>
    </style:style>
    <style:style style:name="P37" style:family="paragraph" style:parent-style-name="Heading_20_3">
      <style:paragraph-properties text:number-lines="true" text:line-number="0"/>
    </style:style>
    <style:style style:name="P38" style:family="paragraph" style:parent-style-name="Table_20_Contents">
      <style:paragraph-properties text:number-lines="true" text:line-number="0"/>
    </style:style>
    <style:style style:name="P39" style:family="paragraph" style:parent-style-name="Table_20_Contents" style:list-style-name="L8">
      <style:paragraph-properties text:number-lines="true" text:line-number="0"/>
    </style:style>
    <style:style style:name="P40" style:family="paragraph" style:parent-style-name="Table_20_Contents" style:list-style-name="L8">
      <style:paragraph-properties text:number-lines="true" text:line-number="0"/>
      <style:text-properties officeooo:paragraph-rsid="00150aad"/>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officeooo:rsid="00217371"/>
    </style:style>
    <style:style style:name="T3" style:family="text">
      <style:text-properties style:text-position="super 58%"/>
    </style:style>
    <style:style style:name="T4" style:family="text">
      <style:text-properties officeooo:rsid="00183aea"/>
    </style:style>
    <style:style style:name="T5" style:family="text">
      <style:text-properties officeooo:rsid="00223676"/>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db2de" style:font-size-asian="8pt" style:font-size-complex="8pt"/>
    </style:style>
    <style:style style:name="T9" style:family="text">
      <style:text-properties fo:font-size="8pt" officeooo:rsid="001db2de" style:font-size-asian="8pt"/>
    </style:style>
    <style:style style:name="T10"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1" style:family="text">
      <style:text-properties fo:font-size="9pt" style:font-size-asian="9pt"/>
    </style:style>
    <style:style style:name="T12" style:family="text">
      <style:text-properties officeooo:rsid="001f88fe"/>
    </style:style>
    <style:style style:name="T13" style:family="text">
      <style:text-properties style:text-position="super 58%"/>
    </style:style>
    <style:style style:name="T14" style:family="text">
      <style:text-properties officeooo:rsid="00217371"/>
    </style:style>
    <style:style style:name="T15" style:family="text">
      <style:text-properties officeooo:rsid="00183aea"/>
    </style:style>
    <style:style style:name="T16" style:family="text">
      <style:text-properties officeooo:rsid="00223676"/>
    </style:style>
    <style:style style:name="T17" style:family="text">
      <style:text-properties fo:color="#000000" style:font-name="Times New Roman" fo:font-size="12pt" style:font-name-asian="TimesNewRomanPSMT" style:font-size-asian="12pt" style:font-name-complex="TimesNewRomanPSMT" style:font-size-complex="12pt"/>
    </style:style>
    <style:style style:name="T18" style:family="text">
      <style:text-properties style:font-name="Times New Roman"/>
    </style:style>
    <style:style style:name="T19" style:family="text">
      <style:text-properties style:font-name="Times New Roman" fo:font-size="12pt"/>
    </style:style>
    <style:style style:name="T20" style:family="text">
      <style:text-properties style:font-name="Times New Roman" fo:font-size="12pt" officeooo:rsid="00183aea"/>
    </style:style>
    <style:style style:name="T21" style:family="text">
      <style:text-properties officeooo:rsid="0019faba"/>
    </style:style>
    <style:style style:name="T22" style:family="text">
      <style:text-properties officeooo:rsid="001c4272"/>
    </style:style>
    <style:style style:name="T23" style:family="text">
      <style:text-properties officeooo:rsid="0027e5d7"/>
    </style:style>
    <style:style style:name="T2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82248240" text:id="ct82248240">
          <text:insertion>
            <office:change-info>
              <dc:creator>Balazs Racz</dc:creator>
              <dc:date>2016-02-03T22:06:00</dc:date>
            </office:change-info>
          </text:insertion>
        </text:changed-region>
        <text:changed-region xml:id="ct82249216" text:id="ct82249216">
          <text:insertion>
            <office:change-info>
              <dc:creator>Balazs Racz</dc:creator>
              <dc:date>2016-02-03T22:06:00</dc:date>
            </office:change-info>
          </text:insertion>
        </text:changed-region>
        <text:changed-region xml:id="ct54638640" text:id="ct54638640">
          <text:insertion>
            <office:change-info>
              <dc:creator>David Harris</dc:creator>
              <dc:date>2016-01-29T14:21:00</dc:date>
            </office:change-info>
          </text:insertion>
        </text:changed-region>
        <text:changed-region xml:id="ct54639072" text:id="ct54639072">
          <text:deletion>
            <office:change-info>
              <dc:creator>David Harris</dc:creator>
              <dc:date>2016-01-29T14:21:00</dc:date>
            </office:change-info>
            <text:p text:style-name="Standard"><text:span text:style-name="T1">contains 16 bits</text:span></text:p>
          </text:deletion>
        </text:changed-region>
        <text:changed-region xml:id="ct83160064" text:id="ct83160064">
          <text:insertion>
            <office:change-info>
              <dc:creator>Balazs Racz</dc:creator>
              <dc:date>2016-02-03T22:06:00</dc:date>
            </office:change-info>
          </text:insertion>
        </text:changed-region>
        <text:changed-region xml:id="ct83184064" text:id="ct83184064">
          <text:insertion>
            <office:change-info>
              <dc:creator>Balazs Racz</dc:creator>
              <dc:date>2016-02-03T22:06:00</dc:date>
            </office:change-info>
          </text:insertion>
        </text:changed-region>
        <text:changed-region xml:id="ct56385664" text:id="ct56385664">
          <text:insertion>
            <office:change-info>
              <dc:creator>David Harris</dc:creator>
              <dc:date>2016-01-29T14:25:00</dc:date>
            </office:change-info>
          </text:insertion>
        </text:changed-region>
        <text:changed-region xml:id="ct54665824" text:id="ct54665824">
          <text:insertion>
            <office:change-info>
              <dc:creator>David Harris</dc:creator>
              <dc:date>2016-01-29T14:26:00</dc:date>
            </office:change-info>
          </text:insertion>
        </text:changed-region>
        <text:changed-region xml:id="ct74203728" text:id="ct74203728">
          <text:deletion>
            <office:change-info>
              <dc:creator>Balazs Racz</dc:creator>
              <dc:date>2016-02-03T22:19:00</dc:date>
            </office:change-info>
            <text:p text:style-name="Standard"><text:span text:style-name="T2">,</text:span></text:p>
          </text:deletion>
          <text:insertion>
            <office:change-info office:chg-author="David Harris" office:chg-date-time="2016-01-29T14:26:00"/>
          </text:insertion>
        </text:changed-region>
        <text:changed-region xml:id="ct102269696" text:id="ct102269696">
          <text:insertion>
            <office:change-info>
              <dc:creator>David Harris</dc:creator>
              <dc:date>2016-01-29T14:26:00</dc:date>
            </office:change-info>
          </text:insertion>
        </text:changed-region>
        <text:changed-region xml:id="ct102572032" text:id="ct102572032">
          <text:deletion>
            <office:change-info>
              <dc:creator>Balazs Racz</dc:creator>
              <dc:date>2016-02-03T22:19:00</dc:date>
            </office:change-info>
            <text:p text:style-name="Standard"><text:span text:style-name="T2">,</text:span></text:p>
          </text:deletion>
          <text:insertion>
            <office:change-info office:chg-author="David Harris" office:chg-date-time="2016-01-29T14:26:00"/>
          </text:insertion>
        </text:changed-region>
        <text:changed-region xml:id="ct101711632" text:id="ct101711632">
          <text:insertion>
            <office:change-info>
              <dc:creator>David Harris</dc:creator>
              <dc:date>2016-01-29T14:26:00</dc:date>
            </office:change-info>
          </text:insertion>
        </text:changed-region>
        <text:changed-region xml:id="ct102588496" text:id="ct102588496">
          <text:insertion>
            <office:change-info>
              <dc:creator>Balazs Racz</dc:creator>
              <dc:date>2016-02-03T22:19:00</dc:date>
            </office:change-info>
          </text:insertion>
        </text:changed-region>
        <text:changed-region xml:id="ct102588688" text:id="ct102588688">
          <text:insertion>
            <office:change-info>
              <dc:creator>David Harris</dc:creator>
              <dc:date>2016-01-29T14:26:00</dc:date>
            </office:change-info>
          </text:insertion>
        </text:changed-region>
        <text:changed-region xml:id="ct54641088" text:id="ct54641088">
          <text:deletion>
            <office:change-info>
              <dc:creator>David Harris</dc:creator>
              <dc:date>2016-01-29T14:27:00</dc:date>
            </office:change-info>
            <text:p text:style-name="Standard">If a receiving node receives a 2<text:span text:style-name="T3">nd</text:span> Datagram Content message before sending a reply to the the 1<text:span text:style-name="T3">st</text:span> Datagram Content message, it may, but is not required to, reject the 2<text:span text:style-name="T3">nd</text:span> Datagram by sending a Datagram Rejected message with the Transport error and Resend OK error flag bits set.</text:p>
          </text:deletion>
        </text:changed-region>
        <text:changed-region xml:id="ct54661824" text:id="ct54661824">
          <text:deletion>
            <office:change-info>
              <dc:creator>David Harris</dc:creator>
              <dc:date>2016-01-29T14:29:00</dc:date>
            </office:change-info>
            <text:p text:style-name="Standard">the</text:p>
          </text:deletion>
        </text:changed-region>
        <text:changed-region xml:id="ct54790816" text:id="ct54790816">
          <text:insertion>
            <office:change-info>
              <dc:creator>David Harris</dc:creator>
              <dc:date>2016-01-29T14:29:00</dc:date>
            </office:change-info>
          </text:insertion>
        </text:changed-region>
        <text:changed-region xml:id="ct54622080" text:id="ct54622080">
          <text:insertion>
            <office:change-info>
              <dc:creator>David Harris</dc:creator>
              <dc:date>2016-01-29T14:28:00</dc:date>
            </office:change-info>
          </text:insertion>
        </text:changed-region>
        <text:changed-region xml:id="ct56385856" text:id="ct56385856">
          <text:deletion>
            <office:change-info>
              <dc:creator>David Harris</dc:creator>
              <dc:date>2016-01-29T14:28:00</dc:date>
            </office:change-info>
            <text:p text:style-name="Standard"><text:span text:style-name="T2">Resend OK bit set</text:span></text:p>
          </text:deletion>
        </text:changed-region>
        <text:changed-region xml:id="ct56366000" text:id="ct56366000">
          <text:deletion>
            <office:change-info>
              <dc:creator>David Harris</dc:creator>
              <dc:date>2016-01-29T14:29:00</dc:date>
            </office:change-info>
            <text:p text:style-name="Standard">the Resend OK bit <text:span text:style-name="T4">clear</text:span></text:p>
          </text:deletion>
        </text:changed-region>
        <text:changed-region xml:id="ct54664880" text:id="ct54664880">
          <text:insertion>
            <office:change-info>
              <dc:creator>David Harris</dc:creator>
              <dc:date>2016-01-29T14:29:00</dc:date>
            </office:change-info>
          </text:insertion>
        </text:changed-region>
        <text:changed-region xml:id="ct103675104" text:id="ct103675104">
          <text:insertion>
            <office:change-info>
              <dc:creator>Balazs Racz</dc:creator>
              <dc:date>2016-02-03T22:25:00</dc:date>
            </office:change-info>
          </text:insertion>
        </text:changed-region>
        <text:changed-region xml:id="ct105716896" text:id="ct105716896">
          <text:insertion>
            <office:change-info>
              <dc:creator>Balazs Racz</dc:creator>
              <dc:date>2016-02-03T22:26:00</dc:date>
            </office:change-info>
          </text:insertion>
        </text:changed-region>
        <text:changed-region xml:id="ct105767216" text:id="ct105767216">
          <text:insertion>
            <office:change-info>
              <dc:creator>Balazs Racz</dc:creator>
              <dc:date>2016-02-03T22:26:00</dc:date>
            </office:change-info>
          </text:insertion>
        </text:changed-region>
        <text:changed-region xml:id="ct55131616" text:id="ct55131616">
          <text:insertion>
            <office:change-info>
              <dc:creator>David Harris</dc:creator>
              <dc:date>2016-01-30T15:14:00</dc:date>
            </office:change-info>
          </text:insertion>
        </text:changed-region>
        <text:changed-region xml:id="ct56250096" text:id="ct56250096">
          <text:insertion>
            <office:change-info>
              <dc:creator>David Harris</dc:creator>
              <dc:date>2016-01-30T15:15:00</dc:date>
            </office:change-info>
          </text:insertion>
        </text:changed-region>
        <text:changed-region xml:id="ct56250432" text:id="ct56250432">
          <text:deletion>
            <office:change-info>
              <dc:creator>David Harris</dc:creator>
              <dc:date>2016-01-30T15:15:00</dc:date>
            </office:change-info>
            <text:p text:style-name="P1"><text:span text:style-name="T5">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6843892038610208511" text:style-name="L6">
        <text:list-item>
          <text:p text:style-name="P32"><text:span text:style-name="T18">The OpenLCB Message Network Standard, which </text:span><text:span text:style-name="T17">defines the basic messages and how they interact. Higher-level protocols are based on this message network, but are defined elsewhere.</text:span><text:span text:style-name="T18"> The Message Network Standard defines the global error codes which are referenced here.</text:span></text:p>
        </text:list-item>
        <text:list-item>
          <text:p text:style-name="P33">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6">Name</text:p>
          </table:table-cell>
          <table:table-cell table:style-name="Table4.A1" office:value-type="string">
            <text:p text:style-name="P17">Simple Nod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Common MTI</text:p>
          </table:table-cell>
          <table:table-cell table:style-name="Table4.F1" office:value-type="string">
            <text:p text:style-name="P16">Data Content</text:p>
          </table:table-cell>
        </table:table-row>
        <table:table-row>
          <table:table-cell table:style-name="Table4.A2" office:value-type="string">
            <text:p text:style-name="P14">Datagram Content</text:p>
          </table:table-cell>
          <table:table-cell table:style-name="Table4.A2" office:value-type="string">
            <text:p text:style-name="P18">N</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0x1C48</text:p>
          </table:table-cell>
          <table:table-cell table:style-name="Table4.F2" office:value-type="string">
            <text:p text:style-name="P15">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6">Name</text:p>
          </table:table-cell>
          <table:table-cell table:style-name="Table2.A1" office:value-type="string">
            <text:p text:style-name="P17">Simple Node</text:p>
          </table:table-cell>
          <table:table-cell table:style-name="Table2.A1" office:value-type="string">
            <text:p text:style-name="P16">Dest ID</text:p>
          </table:table-cell>
          <table:table-cell table:style-name="Table2.A1" office:value-type="string">
            <text:p text:style-name="P16">Event ID</text:p>
          </table:table-cell>
          <table:table-cell table:style-name="Table2.A1" office:value-type="string">
            <text:p text:style-name="P16">Common MTI</text:p>
          </table:table-cell>
          <table:table-cell table:style-name="Table2.F1" office:value-type="string">
            <text:p text:style-name="P16">Data Content</text:p>
          </table:table-cell>
        </table:table-row>
        <table:table-row>
          <table:table-cell table:style-name="Table2.A2" office:value-type="string">
            <text:p text:style-name="P14">Datagram Received OK</text:p>
          </table:table-cell>
          <table:table-cell table:style-name="Table2.A2" office:value-type="string">
            <text:p text:style-name="P18">N</text:p>
          </table:table-cell>
          <table:table-cell table:style-name="Table2.A2" office:value-type="string">
            <text:p text:style-name="P15">Y</text:p>
          </table:table-cell>
          <table:table-cell table:style-name="Table2.A2" office:value-type="string">
            <text:p text:style-name="P15">N</text:p>
          </table:table-cell>
          <table:table-cell table:style-name="Table2.A2" office:value-type="string">
            <text:p text:style-name="P15">0x0A28</text:p>
          </table:table-cell>
          <table:table-cell table:style-name="Table2.F2" office:value-type="string">
            <text:p text:style-name="P15">Flags (1 byte)</text:p>
          </table:table-cell>
        </table:table-row>
      </table:table>
      <text:p text:style-name="Standard"/>
      <text:p text:style-name="Standard">The flag bits are defined as:</text:p>
      <text:list xml:id="list3700460537348711928" text:style-name="L7">
        <text:list-item>
          <text:p text:style-name="P34">MSB 0x80 – Reply Pending – Use is defined by higher-level protocols. <text:s/></text:p>
        </text:list-item>
        <text:list-item>
          <text:p text:style-name="P34">Low four bits 0x0F – Timeout Value – Zero indicates no timeout value. A value N of 0<text:span text:style-name="T21">x</text:span>01 through 0x0F indicates that the pending reply will be transmitted before 2<text:span text:style-name="T3">N</text:span> seconds have elapsed; if not, an error has occurred.</text:p>
        </text:list-item>
        <text:list-item>
          <text:p text:style-name="P34">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Name</text:p>
          </table:table-cell>
          <table:table-cell table:style-name="Table3.A1" office:value-type="string">
            <text:p text:style-name="P17">Simple Nod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Common MTI</text:p>
          </table:table-cell>
          <table:table-cell table:style-name="Table3.F1" office:value-type="string">
            <text:p text:style-name="P16">Data Content</text:p>
          </table:table-cell>
        </table:table-row>
        <table:table-row>
          <table:table-cell table:style-name="Table3.A2" office:value-type="string">
            <text:p text:style-name="P14">Datagram Rejected</text:p>
          </table:table-cell>
          <table:table-cell table:style-name="Table3.A2" office:value-type="string">
            <text:p text:style-name="P18">N</text:p>
          </table:table-cell>
          <table:table-cell table:style-name="Table3.A2" office:value-type="string">
            <text:p text:style-name="P15">Y</text:p>
          </table:table-cell>
          <table:table-cell table:style-name="Table3.A2" office:value-type="string">
            <text:p text:style-name="P15">N</text:p>
          </table:table-cell>
          <table:table-cell table:style-name="Table3.A2" office:value-type="string">
            <text:p text:style-name="P15">0x0A48</text:p>
          </table:table-cell>
          <table:table-cell table:style-name="Table3.F2" office:value-type="string">
            <text:p text:style-name="P15"><text:change-start text:change-id="ct82248240"/><office:annotation office:name="__Fieldmark__617_1139986916"><dc:creator>Balazs Racz</dc:creator><dc:date>2016-02-03T22:06:00.628271035</dc:date><text:list text:style-name=""><text:list-item><text:p text:style-name="P43"><text:span text:style-name="T25">We should add “additional error information” here for the bytes after these two.</text:span></text:p></text:list-item></text:list></office:annotation><text:change-end text:change-id="ct82248240"/>Error Code</text:p>
            <text:p text:style-name="P15">(2 bytes)<text:change-start text:change-id="ct82249216"/><office:annotation-end office:name="__Fieldmark__617_1139986916"/><text:change-end text:change-id="ct82249216"/></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text:change-start text:change-id="ct54638640"/><text:span text:style-name="T1">is two bytes</text:span><text:change-end text:change-id="ct54638640"/><text:change text:change-id="ct54639072"/> and shall use the codes defined in the OpenLCB Message Network Standard.</text:p>
      <text:p text:style-name="Text_20_body"><text:change-start text:change-id="ct83160064"/><text:span text:style-name="T19"><office:annotation office:name="__Fieldmark__618_1139986916"><dc:creator>Balazs Racz</dc:creator><dc:date>2016-02-03T22:06:27.006551916</dc:date><text:list text:continue-numbering="true" text:style-name=""><text:list-item><text:p text:style-name="P43"><text:span text:style-name="T25">This should be removed. My proposal is to say “shall use error codes in accordance with the Message Network Standard”. That means that specific protocols can define the lower bits. Not individual nodes.</text:span></text:p></text:list-item></text:list></office:annotation></text:span><text:change-end text:change-id="ct83160064"/><text:span text:style-name="T19">Nodes may, but are not required to, use </text:span><text:span text:style-name="T20">0-3 </text:span><text:span text:style-name="T19">of the error code field to define specific error codes in concert with the flag bits defined above. </text:span><text:change-start text:change-id="ct83184064"/><office:annotation-end office:name="__Fieldmark__618_1139986916"/><text:change-end text:change-id="ct83184064"/></text:p>
      <text:h text:style-name="Heading_20_1" text:outline-level="1"><text:soft-page-break/>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56385664"/> <text:s/><text:span text:style-name="T2">A n</text:span><text:change-end text:change-id="ct56385664"/><text:change-start text:change-id="ct54665824"/><text:span text:style-name="T2">ode must not send a send a second Datagram</text:span><text:change-end text:change-id="ct54665824"/><text:change text:change-id="ct74203728"/><text:change-start text:change-id="ct102269696"/><text:span text:style-name="T2"> to the same receiving node</text:span><text:change-end text:change-id="ct102269696"/><text:change text:change-id="ct102572032"/><text:change-start text:change-id="ct101711632"/><text:span text:style-name="T2"> before receiving a reply from the</text:span><text:span text:style-name="T2"><office:annotation><dc:creator>David Harris</dc:creator><dc:date>2016-01-29T14:27:15</dc:date><text:list text:continue-numbering="true" text:style-name=""><text:list-item><text:p text:style-name="P41"><text:span text:style-name="T24">As per Issue “Datagram rejection in case of out-of-order arrival” in Issues-Doc. <text:s/></text:span></text:p></text:list-item></text:list></office:annotation></text:span><text:span text:style-name="T2"> receiving node</text:span><text:change-end text:change-id="ct101711632"/><text:change-start text:change-id="ct102588496"/><text:span text:style-name="T2"><office:annotation><dc:creator>Balazs Racz</dc:creator><dc:date>2016-02-03T22:19:54.466316447</dc:date><text:list text:continue-numbering="true" text:style-name=""><text:list-item><text:p text:style-name="P43"><text:span text:style-name="T25">Or a timeout occurs.</text:span></text:p></text:list-item></text:list></office:annotation></text:span><text:change-end text:change-id="ct102588496"/><text:change-start text:change-id="ct102588688"/><text:span text:style-name="T2">. <text:s/></text:span><text:change-end text:change-id="ct102588688"/></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54641088"/></text:p>
      <text:p text:style-name="Standard">Upon receipt of a Datagram Rejected message with <text:change text:change-id="ct54661824"/><text:s/><text:change-start text:change-id="ct54790816"/><text:span text:style-name="T2">a </text:span><text:change-end text:change-id="ct54790816"/><text:change-start text:change-id="ct54622080"/><text:span text:style-name="T2">Temporary Error</text:span><text:change-end text:change-id="ct54622080"/><text:change text:change-id="ct56385856"/>, the original transmitting node may resend the same Datagram Content message, or may abandon the transmission attempt.</text:p>
      <text:p text:style-name="Standard">Upon receipt of a Datagram Rejected message with <text:change text:change-id="ct56366000"/><text:change-start text:change-id="ct54664880"/><text:span text:style-name="T4">a Permanent Error</text:span><text:change-end text:change-id="ct54664880"/>,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20">Name</text:p>
            </table:table-cell>
            <table:table-cell table:style-name="CanTransport.A1" office:value-type="string">
              <text:p text:style-name="P22">CAN-MTI</text:p>
            </table:table-cell>
            <table:table-cell table:style-name="CanTransport.A1" office:value-type="string">
              <text:p text:style-name="P23">Can Header</text:p>
            </table:table-cell>
            <table:table-cell table:style-name="CanTransport.D1" office:value-type="string">
              <text:p text:style-name="P21">Data Content</text:p>
            </table:table-cell>
          </table:table-row>
        </table:table-header-rows>
        <table:table-row table:style-name="CanTransport.1">
          <table:table-cell table:style-name="CanTransport.A4" office:value-type="string">
            <text:p text:style-name="P14">Datagram Content</text:p>
          </table:table-cell>
          <table:table-cell table:style-name="CanTransport.B2" office:value-type="string">
            <text:p text:style-name="P19">0xddd<text:note text:id="ftn1" text:note-class="footnote"><text:note-citation>1</text:note-citation><text:note-body><text:p text:style-name="P27">ddd – The 12-bit destination alias field</text:p></text:note-body></text:note></text:p>
          </table:table-cell>
          <table:table-cell table:style-name="CanTransport.C2" office:value-type="string">
            <text:p text:style-name="P28">0x1Add,dsss<text:note text:id="ftn2" text:note-class="footnote"><text:note-citation>2</text:note-citation><text:note-body><text:p text:style-name="P8"><text:span text:style-name="T22">s</text:span>ss – The 12-bit source alias field </text:p></text:note-body></text:note> <text:span text:style-name="T22">– </text:span>Single<text:note text:id="ftn3" text:note-class="footnote"><text:note-citation>3</text:note-citation><text:note-body><text:p text:style-name="P9">Because CAN frames are limited to 8 bytes, datagrams larger than 8 bytes must be broken up among multiple messages. Thus, four distinct message types are defined to aid in flow control.</text:p></text:note-body></text:note></text:p>
            <text:p text:style-name="P28">0x1Bdd,dsss <text:span text:style-name="T22">– </text:span>First</text:p>
            <text:p text:style-name="P28">0x1Cdd,dsss <text:span text:style-name="T22">– </text:span>Middle</text:p>
            <text:p text:style-name="P28">0x1Ddd,dsss <text:span text:style-name="T22">– </text:span>Last</text:p>
          </table:table-cell>
          <table:table-cell table:style-name="CanTransport.D2" office:value-type="string">
            <text:p text:style-name="P15">0–8 bytes</text:p>
          </table:table-cell>
        </table:table-row>
        <table:table-row table:style-name="CanTransport.1">
          <table:table-cell table:style-name="CanTransport.A4" office:value-type="string">
            <text:p text:style-name="P14">Datagram Received OK</text:p>
          </table:table-cell>
          <table:table-cell table:style-name="CanTransport.B3" office:value-type="string">
            <text:p text:style-name="P19">0xA28</text:p>
          </table:table-cell>
          <table:table-cell table:style-name="CanTransport.C3" office:value-type="string">
            <text:p text:style-name="P15">0x19A2,8sss</text:p>
          </table:table-cell>
          <table:table-cell table:style-name="CanTransport.D3" office:value-type="string">
            <text:p text:style-name="P15">0xfddd<text:note text:id="ftn4" text:note-class="footnote"><text:note-citation>4</text:note-citation><text:note-body><text:p text:style-name="P8">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4">Datagram Rejected</text:p>
          </table:table-cell>
          <table:table-cell table:style-name="CanTransport.B4" office:value-type="string">
            <text:p text:style-name="P19">0xA48</text:p>
          </table:table-cell>
          <table:table-cell table:style-name="CanTransport.C4" office:value-type="string">
            <text:p text:style-name="P15">0x19A4,8sss</text:p>
          </table:table-cell>
          <table:table-cell table:style-name="CanTransport.D4" office:value-type="string">
            <text:p text:style-name="P15">0xfddd, Error Code</text:p>
          </table:table-cell>
        </table:table-row>
      </table:table>
      <text:p text:style-name="Standard"/>
      <text:h text:style-name="Heading_20_2" text:outline-level="2">CAN States</text:h>
      <text:p text:style-name="P35">A node implementing the OpenLCB-CAN datagram protocol shall maintain a Datagram-started state for each datagram that it is receiving as a sequence of frames. If the node receives multiple overlapping datagrams<text:change-start text:change-id="ct103675104"/> <text:span text:style-name="T23">from different source nodes</text:span><text:change-end text:change-id="ct103675104"/>, the states shall be independent.</text:p>
      <text:h text:style-name="Heading_20_2" text:outline-level="2">CAN Interactions</text:h>
      <text:h text:style-name="Heading_20_3" text:outline-level="3">Normal Transmission</text:h>
      <text:p text:style-name="P13">Normal transmission of a datagram over CAN consists of the transmitting node sending the Datagram Content message using one of two sequences of Datagram frames:</text:p>
      <text:list xml:id="list4050398765814075090" text:style-name="L8">
        <text:list-item>
          <text:p text:style-name="P39">One Datagram Content Single Frame</text:p>
        </text:list-item>
        <text:list-item>
          <text:p text:style-name="P39">One Datagram Content First Frame, followed by zero or more Datagram Content Middle Frame, followed by one Datagram Content Last Frame</text:p>
        </text:list-item>
      </text:list>
      <text:p text:style-name="P1"><text:change-start text:change-id="ct105716896"/><office:annotation office:name="__Fieldmark__3702_1139986916"><dc:creator>Balazs Racz</dc:creator><dc:date>2016-02-03T22:26:09.544668532</dc:date><text:list text:style-name=""><text:list-item><text:p text:style-name="P42"><text:span text:style-name="T25">Maye we could delete this sentence now.</text:span></text:p></text:list-item></text:list></office:annotation><text:change-end text:change-id="ct105716896"/>A node shall not interleave transmission of frames from more than one datagram to the same target node<text:change-start text:change-id="ct105767216"/><office:annotation-end office:name="__Fieldmark__3702_1139986916"/><text:change-end text:change-id="ct105767216"/>. A node shall not transmit frames with lower CAN priority between the frames making up a datagram. <text:s/>A node may, but is not required to, transmit frames with higher CAN priority between the frames making up a datagram.</text:p>
      <text:p text:style-name="P1">A receiving node receiving either of the above sequences shall send either a Datagram Received OK or Datagram Rejected message in reply.</text:p>
      <text:h text:style-name="P37" text:outline-level="3">Rejected Transmission</text:h>
      <text:p text:style-name="P13">If a receiving node receives a sequence of Datagram frames other than one of</text:p>
      <text:list xml:id="list222855725887311" text:continue-list="list4050398765814075090" text:style-name="L8">
        <text:list-item>
          <text:p text:style-name="P39">One Datagram Content Single Frame</text:p>
        </text:list-item>
        <text:list-item>
          <text:p text:style-name="P40"><text:soft-page-break/>One Datagram Content First Frame, followed by zero or more Datagram Content Middle Frame, followed by one Datagram Content Last Frame<text:note text:id="ftn5" text:note-class="footnote"><text:note-citation>5</text:note-citation><text:note-body><text:p text:style-name="P26">The total payload bytes sent, including any First, Middle, and Last Frames, cannot exceed 72 bytes.</text:p></text:note-body></text:note></text:p>
        </text:list-item>
      </text:list>
      <text:p text:style-name="P1">the receiving node shall send a Datagram Rejected message with <text:change-start text:change-id="ct55131616"/><text:span text:style-name="T5">a Temporary Err</text:span><text:change-end text:change-id="ct55131616"/><text:change-start text:change-id="ct56250096"/><text:span text:style-name="T5">or, indicating a resend is allowed. <text:s/></text:span><text:change-end text:change-id="ct56250096"/><text:change text:change-id="ct56250432"/></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 (Informative)<text:tab/>1</text:p>
          <text:p text:style-name="P29"><text:s/>2 Intended Use (Informative)<text:tab/>1</text:p>
          <text:p text:style-name="P29"><text:s/>3 References and Context (Normative)<text:tab/>1</text:p>
          <text:p text:style-name="P29"><text:s/>4 Message Formats (Normative)<text:tab/>1</text:p>
          <text:p text:style-name="P30"><text:s/>4.1 Datagram Content<text:tab/>2</text:p>
          <text:p text:style-name="P30"><text:s/>4.2 Datagram Received OK<text:tab/>2</text:p>
          <text:p text:style-name="P30"><text:s/>4.3 Datagram Rejected<text:tab/>2</text:p>
          <text:p text:style-name="P31"><text:s/>4.3.1 Error Codes<text:tab/>2</text:p>
          <text:p text:style-name="P29"><text:s/>5 States (Normative)<text:tab/>3</text:p>
          <text:p text:style-name="P29"><text:s/>6 Interactions (Normative)<text:tab/>3</text:p>
          <text:p text:style-name="P30"><text:s/>6.1 Normal Transmission<text:tab/>3</text:p>
          <text:p text:style-name="P30"><text:s/>6.2 Rejected Transmission<text:tab/>3</text:p>
          <text:p text:style-name="P29"><text:s/>7 Adaptation to CAN Transport (Normative)<text:tab/>3</text:p>
          <text:p text:style-name="P30"><text:s/>7.1 CAN Message Formats<text:tab/>3</text:p>
          <text:p text:style-name="P30"><text:s/>7.2 CAN States<text:tab/>4</text:p>
          <text:p text:style-name="P30"><text:s/>7.3 CAN Interactions<text:tab/>4</text:p>
          <text:p text:style-name="P31"><text:s/>7.3.1 Normal Transmission<text:tab/>4</text:p>
          <text:p text:style-name="P31"><text:s/>7.3.2 Rejected Transmission<text:tab/>4</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roman"/>
    <style:font-face style:name="Ubuntu1"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4</meta:editing-cycles>
    <meta:editing-duration>P1DT6H10M18S</meta:editing-duration>
    <meta:generator>LibreOffice/4.2.8.2$Linux_X86_64 LibreOffice_project/420m0$Build-2</meta:generator>
    <dc:date>2016-02-03T22:28:54.220284856</dc:date>
    <dc:creator>Balazs Racz</dc:creator>
    <meta:printed-by>Bob Jacobsen</meta:printed-by>
    <meta:print-date>2013-04-13T07:56:44</meta:print-date>
    <meta:keyword>Datagram Transport</meta:keyword>
    <meta:document-statistic meta:table-count="5" meta:image-count="1" meta:object-count="0" meta:page-count="6" meta:paragraph-count="140" meta:word-count="1286" meta:character-count="8053" meta:non-whitespace-character-count="6862"/>
    <meta:user-defined meta:name="Info 1"/>
    <meta:user-defined meta:name="Info 2"/>
    <meta:user-defined meta:name="Info 3"/>
    <meta:user-defined meta:name="Info 4"/>
  </office:meta>
</office:document-meta>
</file>